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aa8b4" officeooo:paragraph-rsid="001aa8b4"/>
    </style:style>
    <style:style style:name="P2" style:family="paragraph" style:parent-style-name="Standard">
      <style:text-properties officeooo:rsid="001c9215" officeooo:paragraph-rsid="001c9215"/>
    </style:style>
    <style:style style:name="P3" style:family="paragraph" style:parent-style-name="Standard">
      <style:text-properties officeooo:rsid="001c9215" officeooo:paragraph-rsid="00257f2d"/>
    </style:style>
    <style:style style:name="P4" style:family="paragraph" style:parent-style-name="Standard">
      <style:text-properties fo:font-style="italic" officeooo:rsid="001c9215" officeooo:paragraph-rsid="001c9215" style:font-style-asian="italic" style:font-style-complex="italic"/>
    </style:style>
    <style:style style:name="P5" style:family="paragraph" style:parent-style-name="Standard">
      <style:text-properties fo:font-style="italic" officeooo:rsid="001c9215" officeooo:paragraph-rsid="00257f2d" style:font-style-asian="italic" style:font-style-complex="italic"/>
    </style:style>
    <style:style style:name="P6" style:family="paragraph" style:parent-style-name="Standard">
      <style:text-properties fo:font-style="italic" officeooo:rsid="00269fa9" officeooo:paragraph-rsid="00269fa9" style:font-style-asian="italic" style:font-style-complex="italic"/>
    </style:style>
    <style:style style:name="P7" style:family="paragraph" style:parent-style-name="Standard" style:list-style-name="L1">
      <style:text-properties officeooo:paragraph-rsid="001aa8b4"/>
    </style:style>
    <style:style style:name="P8" style:family="paragraph" style:parent-style-name="Standard">
      <style:text-properties officeooo:rsid="00269fa9" officeooo:paragraph-rsid="00269fa9"/>
    </style:style>
    <style:style style:name="P9" style:family="paragraph" style:parent-style-name="Standard">
      <style:text-properties officeooo:rsid="002776bf" officeooo:paragraph-rsid="002776bf"/>
    </style:style>
    <style:style style:name="T1" style:family="text">
      <style:text-properties officeooo:rsid="001aa8b4"/>
    </style:style>
    <style:style style:name="T2" style:family="text">
      <style:text-properties officeooo:rsid="001c9215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9f7f" style:font-style-asian="normal" style:font-style-complex="normal"/>
    </style:style>
    <style:style style:name="T5" style:family="text">
      <style:text-properties fo:font-style="normal" officeooo:rsid="001d52dc" style:font-style-asian="normal" style:font-style-complex="normal"/>
    </style:style>
    <style:style style:name="T6" style:family="text">
      <style:text-properties fo:font-style="normal" officeooo:rsid="0020df46" style:font-style-asian="normal" style:font-style-complex="normal"/>
    </style:style>
    <style:style style:name="T7" style:family="text">
      <style:text-properties fo:font-style="normal" officeooo:rsid="00218bff" style:font-style-asian="normal" style:font-style-complex="normal"/>
    </style:style>
    <style:style style:name="T8" style:family="text">
      <style:text-properties fo:font-style="normal" officeooo:rsid="00257f2d" style:font-style-asian="normal" style:font-style-complex="normal"/>
    </style:style>
    <style:style style:name="T9" style:family="text">
      <style:text-properties fo:font-style="normal" officeooo:rsid="00270aa2" style:font-style-asian="normal" style:font-style-complex="normal"/>
    </style:style>
    <style:style style:name="T10" style:family="text">
      <style:text-properties officeooo:rsid="001c9f7f"/>
    </style:style>
    <style:style style:name="T11" style:family="text">
      <style:text-properties officeooo:rsid="0020df46"/>
    </style:style>
    <style:style style:name="T12" style:family="text">
      <style:text-properties officeooo:rsid="00257f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uhati SPECS Interfacing – Draft</text:p>
      <text:p text:style-name="P1"/>
      <text:p text:style-name="P1">Authentication:</text:p>
      <text:list xml:id="list2227562191" text:style-name="L1">
        <text:list-item>
          <text:p text:style-name="P7"><text:span text:style-name="T1">OAuth2(?) based handshake using a ServicePlace Account</text:span></text:p>
        </text:list-item>
      </text:list>
      <text:p text:style-name="P1"/>
      <text:p text:style-name="P2">REST APIs:</text:p>
      <text:p text:style-name="P2"/>
      <text:p text:style-name="P2"><text:span text:style-name="T12">GET </text:span>/<text:span text:style-name="T11">api/gauhati/login</text:span></text:p>
      <text:p text:style-name="P2"><text:span text:style-name="T12">GET </text:span>/<text:span text:style-name="T11">api/gauhati/renew</text:span></text:p>
      <text:p text:style-name="P2"/>
      <text:p text:style-name="P9">GET /api/gauhati/alerts</text:p>
      <text:p text:style-name="P2"><text:span text:style-name="T12">GET </text:span>/<text:span text:style-name="T11">api/gauhati/alerts/:alert_id</text:span></text:p>
      <text:p text:style-name="P2"/>
      <text:p text:style-name="P9">GET /api/gauhati/users</text:p>
      <text:p text:style-name="P2"><text:span text:style-name="T12">GET </text:span>/api/gauhati/<text:span text:style-name="T10">users/:user_id </text:span></text:p>
      <text:p text:style-name="P2"><text:span text:style-name="T12">GET </text:span>/<text:span text:style-name="T11">api/gauhati/users/:user_id/alerts</text:span></text:p>
      <text:p text:style-name="P3"><text:span text:style-name="T12">POST </text:span>/<text:span text:style-name="T11">api/gauhati/users/:user_id/alerts</text:span></text:p>
      <text:p text:style-name="P8">PUT <text:span text:style-name="T2">/api/gauhati/users/:user_id/alerts</text:span></text:p>
      <text:p text:style-name="P8"/>
      <text:p text:style-name="P4"><text:span text:style-name="T8">GET </text:span>/<text:span text:style-name="T3">api</text:span>/<text:span text:style-name="T3">gauhati/</text:span><text:span text:style-name="T4">provider</text:span><text:span text:style-name="T5">s</text:span></text:p>
      <text:p text:style-name="P4"><text:span text:style-name="T8">GET </text:span><text:span text:style-name="T5">/</text:span><text:span text:style-name="T7">api/gauhati/providers/:</text:span><text:span text:style-name="T9">provider_</text:span><text:span text:style-name="T7">id/users</text:span></text:p>
      <text:p text:style-name="P4"><text:span text:style-name="T8">GET </text:span><text:span text:style-name="T4">/</text:span><text:span text:style-name="T6">api/gauhati/providers/:</text:span><text:span text:style-name="T9">provider_</text:span><text:span text:style-name="T6">id/alerts</text:span></text:p>
      <text:p text:style-name="P5"><text:span text:style-name="T8">POST </text:span><text:span text:style-name="T4">/</text:span><text:span text:style-name="T6">api/gauhati/providers/:</text:span><text:span text:style-name="T9">provider_</text:span><text:span text:style-name="T6">id/alerts</text:span></text:p>
      <text:p text:style-name="P6"><text:span text:style-name="T6">P</text:span><text:span text:style-name="T3">UT </text:span><text:span text:style-name="T4">/</text:span><text:span text:style-name="T6">api/gauhati/providers/:</text:span><text:span text:style-name="T9">provider_</text:span><text:span text:style-name="T6">id/alerts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7:59:30.170072099</meta:creation-date>
    <dc:date>2018-03-22T20:11:56.087352079</dc:date>
    <meta:editing-duration>PT1H21M21S</meta:editing-duration>
    <meta:editing-cycles>11</meta:editing-cycles>
    <meta:generator>LibreOffice/6.0.2.1.0$Linux_X86_64 LibreOffice_project/00m0$Build-1</meta:generator>
    <meta:document-statistic meta:table-count="0" meta:image-count="0" meta:object-count="0" meta:page-count="1" meta:paragraph-count="18" meta:word-count="43" meta:character-count="592" meta:non-whitespace-character-count="566"/>
  </office:meta>
</office:document-meta>
</file>